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’Pom Apfelsekt Dry</text:p>
          </table:table-cell>
          <table:table-cell office:value-type="string">
            <text:p>Pur Südtir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’Pom Apfelsekt Rosé Dry</text:p>
          </table:table-cell>
          <table:table-cell office:value-type="string">
            <text:p>Pur Südtir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Pera’S (Williams Birne)</text:p>
          </table:table-cell>
          <table:table-cell office:value-type="string">
            <text:p>Ro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180">
            <text:p>11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hardonnay Ris. „Löwengang“ Bio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7900">
            <text:p>17900</text:p>
          </table:table-cell>
          <table:table-cell office:value-type="float" office:value="9845">
            <text:p>984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hardonnay Ris. „Löwengang“ Bio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900">
            <text:p>10900</text:p>
          </table:table-cell>
          <table:table-cell office:value-type="float" office:value="4495">
            <text:p>449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Historischer Satz „Löwengang“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800">
            <text:p>12800</text:p>
          </table:table-cell>
          <table:table-cell office:value-type="float" office:value="5350">
            <text:p>53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Oseleta „Il Gene”</text:p>
          </table:table-cell>
          <table:table-cell office:value-type="string">
            <text:p>Zýmē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300">
            <text:p>830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Oseleta „Il Gene”</text:p>
          </table:table-cell>
          <table:table-cell office:value-type="string">
            <text:p>Zýmē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300">
            <text:p>830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yrah „La mia passione“ Riserva</text:p>
          </table:table-cell>
          <table:table-cell office:value-type="string">
            <text:p>Zýmē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900">
            <text:p>9900</text:p>
          </table:table-cell>
          <table:table-cell office:value-type="float" office:value="4070">
            <text:p>40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yrah „La mia passione“ Riserva</text:p>
          </table:table-cell>
          <table:table-cell office:value-type="string">
            <text:p>Zýmē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900">
            <text:p>9900</text:p>
          </table:table-cell>
          <table:table-cell office:value-type="float" office:value="4070">
            <text:p>40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hâteauneuf du Pape AOC</text:p>
          </table:table-cell>
          <table:table-cell office:value-type="string">
            <text:p>Domaine de Villeneu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900">
            <text:p>9900</text:p>
          </table:table-cell>
          <table:table-cell office:value-type="float" office:value="3279">
            <text:p>327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hâteauneuf du Pape AOC</text:p>
          </table:table-cell>
          <table:table-cell office:value-type="string">
            <text:p>Domaine de Villeneu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900">
            <text:p>9900</text:p>
          </table:table-cell>
          <table:table-cell office:value-type="float" office:value="3279">
            <text:p>327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  <table:table table:name="Duplicates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Furia di Calafuria</text:p>
          </table:table-cell>
          <table:table-cell office:value-type="string">
            <text:p>Tormares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800">
            <text:p>5800</text:p>
          </table:table-cell>
          <table:table-cell office:value-type="float" office:value="2020">
            <text:p>20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7e2e90hgx5kepc3wyb</text:p>
          </table:table-cell>
          <table:table-cell office:value-type="string">
            <text:p>ROSE</text:p>
          </table:table-cell>
          <table:table-cell office:value-type="string">
            <text:p>Furia di Calafuria</text:p>
          </table:table-cell>
          <table:table-cell office:value-type="string">
            <text:p>Tormaresca</text:p>
          </table:table-cell>
          <table:table-cell office:value-type="float" office:value="51.97607">
            <text:p>51.976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alafuria</text:p>
          </table:table-cell>
          <table:table-cell office:value-type="string">
            <text:p>Tormares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00">
            <text:p>4700</text:p>
          </table:table-cell>
          <table:table-cell office:value-type="float" office:value="1989">
            <text:p>198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7e2e90hgx5kepc3wyb</text:p>
          </table:table-cell>
          <table:table-cell office:value-type="string">
            <text:p>ROSE</text:p>
          </table:table-cell>
          <table:table-cell office:value-type="string">
            <text:p>Furia di Calafuria</text:p>
          </table:table-cell>
          <table:table-cell office:value-type="string">
            <text:p>Tormaresca</text:p>
          </table:table-cell>
          <table:table-cell office:value-type="float" office:value="36.863117">
            <text:p>36.8631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